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Text_20_body">
      <style:text-properties officeooo:paragraph-rsid="006d7b02"/>
    </style:style>
    <style:style style:name="P18" style:family="paragraph" style:parent-style-name="Text_20_body">
      <style:text-properties officeooo:rsid="006d7b02" officeooo:paragraph-rsid="006d7b02"/>
    </style:style>
    <style:style style:name="P19" style:family="paragraph" style:parent-style-name="Text_20_body">
      <style:text-properties officeooo:rsid="0072abad" officeooo:paragraph-rsid="0072abad"/>
    </style:style>
    <style:style style:name="P20" style:family="paragraph" style:parent-style-name="Text_20_body">
      <style:text-properties officeooo:rsid="00747817" officeooo:paragraph-rsid="00747817"/>
    </style:style>
    <style:style style:name="P21" style:family="paragraph" style:parent-style-name="Text_20_body">
      <style:text-properties officeooo:rsid="00715c75" officeooo:paragraph-rsid="00715c75"/>
    </style:style>
    <style:style style:name="P22" style:family="paragraph" style:parent-style-name="Text_20_body">
      <style:text-properties officeooo:rsid="00715c75" officeooo:paragraph-rsid="007613c3"/>
    </style:style>
    <style:style style:name="P23" style:family="paragraph" style:parent-style-name="Text_20_body">
      <style:text-properties officeooo:rsid="007613c3" officeooo:paragraph-rsid="007613c3"/>
    </style:style>
    <style:style style:name="P24" style:family="paragraph" style:parent-style-name="Text_20_body">
      <style:text-properties officeooo:rsid="006bbc52" officeooo:paragraph-rsid="007822b9"/>
    </style:style>
    <style:style style:name="P25"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6"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7"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8"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9" style:family="paragraph" style:parent-style-name="Table_20_Contents">
      <style:paragraph-properties style:writing-mode="lr-tb"/>
    </style:style>
    <style:style style:name="P30" style:family="paragraph" style:parent-style-name="Footnote">
      <style:text-properties officeooo:rsid="001ac3b8" officeooo:paragraph-rsid="001ac3b8"/>
    </style:style>
    <style:style style:name="P31" style:family="paragraph" style:parent-style-name="Footnote">
      <style:text-properties officeooo:rsid="003a9d11" officeooo:paragraph-rsid="003a9d11"/>
    </style:style>
    <style:style style:name="P32" style:family="paragraph" style:parent-style-name="Footnote">
      <style:text-properties officeooo:rsid="0054ddad" officeooo:paragraph-rsid="0054ddad"/>
    </style:style>
    <style:style style:name="P33" style:family="paragraph" style:parent-style-name="Footnote">
      <style:text-properties officeooo:rsid="005cef45" officeooo:paragraph-rsid="005cef45"/>
    </style:style>
    <style:style style:name="P34" style:family="paragraph" style:parent-style-name="Preformatted_20_Text">
      <style:text-properties officeooo:rsid="001fd834" officeooo:paragraph-rsid="001fd834"/>
    </style:style>
    <style:style style:name="P35" style:family="paragraph" style:parent-style-name="Preformatted_20_Text">
      <style:text-properties officeooo:paragraph-rsid="001fd834"/>
    </style:style>
    <style:style style:name="P36" style:family="paragraph" style:parent-style-name="Preformatted_20_Text">
      <style:text-properties officeooo:rsid="002fab3d" officeooo:paragraph-rsid="002fab3d"/>
    </style:style>
    <style:style style:name="P37" style:family="paragraph" style:parent-style-name="Preformatted_20_Text">
      <style:text-properties officeooo:rsid="002fab3d" officeooo:paragraph-rsid="0034514d"/>
    </style:style>
    <style:style style:name="P38" style:family="paragraph" style:parent-style-name="Preformatted_20_Text">
      <style:text-properties officeooo:rsid="006d7b02" officeooo:paragraph-rsid="006d7b02"/>
    </style:style>
    <style:style style:name="P39" style:family="paragraph" style:parent-style-name="Preformatted_20_Text">
      <style:text-properties officeooo:rsid="00715c75" officeooo:paragraph-rsid="00715c75"/>
    </style:style>
    <style:style style:name="P40" style:family="paragraph" style:parent-style-name="Preformatted_20_Text">
      <style:text-properties officeooo:rsid="00715c75" officeooo:paragraph-rsid="007613c3"/>
    </style:style>
    <style:style style:name="P41" style:family="paragraph" style:parent-style-name="Preformatted_20_Text">
      <style:text-properties officeooo:paragraph-rsid="00715c75"/>
    </style:style>
    <style:style style:name="P42" style:family="paragraph" style:parent-style-name="Preformatted_20_Text">
      <style:text-properties officeooo:rsid="0072abad" officeooo:paragraph-rsid="0072abad"/>
    </style:style>
    <style:style style:name="P43" style:family="paragraph" style:parent-style-name="Preformatted_20_Text">
      <style:text-properties officeooo:rsid="007613c3" officeooo:paragraph-rsid="007613c3"/>
    </style:style>
    <style:style style:name="P44" style:family="paragraph" style:parent-style-name="Preformatted_20_Text">
      <style:text-properties officeooo:paragraph-rsid="007613c3"/>
    </style:style>
    <style:style style:name="P45" style:family="paragraph" style:parent-style-name="Table_20_Contents">
      <style:text-properties officeooo:paragraph-rsid="002b8296"/>
    </style:style>
    <style:style style:name="P46" style:family="paragraph" style:parent-style-name="Table_20_Contents">
      <style:text-properties officeooo:rsid="002d352a" officeooo:paragraph-rsid="002d352a"/>
    </style:style>
    <style:style style:name="P47" style:family="paragraph" style:parent-style-name="Table_20_Contents">
      <style:text-properties officeooo:paragraph-rsid="002fab3d"/>
    </style:style>
    <style:style style:name="P48" style:family="paragraph" style:parent-style-name="Table_20_Contents">
      <style:text-properties officeooo:paragraph-rsid="0035eba3"/>
    </style:style>
    <style:style style:name="P49" style:family="paragraph" style:parent-style-name="Table_20_Contents">
      <style:text-properties officeooo:rsid="0035eba3" officeooo:paragraph-rsid="0035eba3"/>
    </style:style>
    <style:style style:name="P50" style:family="paragraph" style:parent-style-name="Table_20_Contents">
      <style:text-properties officeooo:rsid="0035f7f9" officeooo:paragraph-rsid="0035f7f9"/>
    </style:style>
    <style:style style:name="P51" style:family="paragraph" style:parent-style-name="Table_20_Contents">
      <style:text-properties officeooo:paragraph-rsid="0038144c"/>
    </style:style>
    <style:style style:name="P52" style:family="paragraph" style:parent-style-name="Table_20_Contents">
      <style:text-properties officeooo:paragraph-rsid="005317dc"/>
    </style:style>
    <style:style style:name="P53" style:family="paragraph" style:parent-style-name="Table_20_Contents">
      <style:text-properties officeooo:rsid="005317dc" officeooo:paragraph-rsid="005317dc"/>
    </style:style>
    <style:style style:name="P54" style:family="paragraph" style:parent-style-name="Table_20_Contents">
      <style:text-properties officeooo:rsid="00556f70" officeooo:paragraph-rsid="00556f70"/>
    </style:style>
    <style:style style:name="P55" style:family="paragraph" style:parent-style-name="Table_20_Contents">
      <style:text-properties officeooo:paragraph-rsid="005bd697"/>
    </style:style>
    <style:style style:name="P56" style:family="paragraph" style:parent-style-name="Table_20_Contents">
      <style:text-properties officeooo:rsid="005d42e2" officeooo:paragraph-rsid="005d42e2"/>
    </style:style>
    <style:style style:name="P57" style:family="paragraph" style:parent-style-name="Table_20_Contents">
      <style:text-properties officeooo:rsid="005e74ed" officeooo:paragraph-rsid="005e74ed"/>
    </style:style>
    <style:style style:name="P58" style:family="paragraph" style:parent-style-name="Table_20_Contents">
      <style:text-properties officeooo:paragraph-rsid="00626e9c"/>
    </style:style>
    <style:style style:name="P59" style:family="paragraph" style:parent-style-name="Table_20_Contents">
      <style:text-properties officeooo:rsid="00626e9c" officeooo:paragraph-rsid="00626e9c"/>
    </style:style>
    <style:style style:name="P60" style:family="paragraph" style:parent-style-name="Table_20_Contents">
      <style:text-properties officeooo:rsid="0066e2b1" officeooo:paragraph-rsid="0066e2b1"/>
    </style:style>
    <style:style style:name="P61" style:family="paragraph" style:parent-style-name="Table_20_Contents">
      <style:text-properties officeooo:paragraph-rsid="006760f3"/>
    </style:style>
    <style:style style:name="P62" style:family="paragraph" style:parent-style-name="Table_20_Contents">
      <style:text-properties officeooo:rsid="006760f3" officeooo:paragraph-rsid="006760f3"/>
    </style:style>
    <style:style style:name="P63" style:family="paragraph" style:parent-style-name="Table_20_Contents">
      <style:text-properties officeooo:paragraph-rsid="006a7be4"/>
    </style:style>
    <style:style style:name="P64" style:family="paragraph" style:parent-style-name="Table_20_Contents">
      <style:text-properties officeooo:rsid="006a7be4" officeooo:paragraph-rsid="006a7be4"/>
    </style:style>
    <style:style style:name="P65" style:family="paragraph" style:parent-style-name="Table_20_Contents">
      <style:text-properties officeooo:rsid="006bbc52" officeooo:paragraph-rsid="006bbc52"/>
    </style:style>
    <style:style style:name="P66" style:family="paragraph" style:parent-style-name="Table_20_Contents">
      <style:text-properties officeooo:paragraph-rsid="0070100a"/>
    </style:style>
    <style:style style:name="P67" style:family="paragraph" style:parent-style-name="Table_20_Contents">
      <style:text-properties officeooo:rsid="0070100a" officeooo:paragraph-rsid="0070100a"/>
    </style:style>
    <style:style style:name="P68" style:family="paragraph" style:parent-style-name="Table_20_Contents">
      <style:text-properties officeooo:paragraph-rsid="007afbec"/>
    </style:style>
    <style:style style:name="P69" style:family="paragraph" style:parent-style-name="Table_20_Contents">
      <style:text-properties officeooo:rsid="007afbec" officeooo:paragraph-rsid="007afbec"/>
    </style:style>
    <style:style style:name="P70" style:family="paragraph" style:parent-style-name="Table_20_Heading">
      <style:text-properties officeooo:paragraph-rsid="002fab3d"/>
    </style:style>
    <style:style style:name="P71" style:family="paragraph" style:parent-style-name="Heading_20_4">
      <style:text-properties officeooo:rsid="00497796"/>
    </style:style>
    <style:style style:name="P72" style:family="paragraph" style:parent-style-name="Text_20_body_20_left_20_justified">
      <style:text-properties officeooo:paragraph-rsid="00567f92"/>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76" style:family="paragraph" style:parent-style-name="Heading_20_2">
      <style:text-properties officeooo:rsid="002e5590" officeooo:paragraph-rsid="002e5590"/>
    </style:style>
    <style:style style:name="P77" style:family="paragraph" style:parent-style-name="Heading_20_2">
      <style:text-properties officeooo:paragraph-rsid="002fab3d"/>
    </style:style>
    <style:style style:name="P78" style:family="paragraph" style:parent-style-name="Heading_20_2">
      <style:text-properties officeooo:rsid="00715c75" officeooo:paragraph-rsid="00715c75"/>
    </style:style>
    <style:style style:name="P79" style:family="paragraph" style:parent-style-name="Heading_20_3">
      <style:text-properties officeooo:paragraph-rsid="0035eba3"/>
    </style:style>
    <style:style style:name="P80" style:family="paragraph" style:parent-style-name="Heading_20_3">
      <style:text-properties officeooo:rsid="007613c3" officeooo:paragraph-rsid="007613c3"/>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3"/>
    <style:style style:name="P84" style:family="paragraph" style:parent-style-name="Text_20_body" style:list-style-name="L4"/>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list-style-name="L6">
      <style:text-properties officeooo:paragraph-rsid="001aa70e"/>
    </style:style>
    <style:style style:name="P88" style:family="paragraph" style:parent-style-name="Text_20_body" style:list-style-name="L7"/>
    <style:style style:name="P89" style:family="paragraph" style:parent-style-name="Text_20_body" style:list-style-name="L8"/>
    <style:style style:name="P90" style:family="paragraph" style:parent-style-name="Text_20_body" style:list-style-name="L9"/>
    <style:style style:name="P91" style:family="paragraph" style:parent-style-name="Text_20_body" style:list-style-name="L10"/>
    <style:style style:name="P92" style:family="paragraph" style:parent-style-name="Text_20_body" style:list-style-name="L11"/>
    <style:style style:name="P93" style:family="paragraph" style:parent-style-name="Text_20_body" style:list-style-name="L11">
      <style:text-properties officeooo:rsid="007afbec" officeooo:paragraph-rsid="007afbec"/>
    </style:style>
    <style:style style:name="P94" style:family="paragraph" style:parent-style-name="Text_20_body" style:list-style-name="L13"/>
    <style:style style:name="P95" style:family="paragraph" style:parent-style-name="Text_20_body" style:list-style-name="L13">
      <style:text-properties officeooo:rsid="0026b616" officeooo:paragraph-rsid="0026b616"/>
    </style:style>
    <style:style style:name="P96" style:family="paragraph" style:parent-style-name="Text_20_body" style:list-style-name="L14"/>
    <style:style style:name="P97" style:family="paragraph" style:parent-style-name="Text_20_body" style:list-style-name="L15">
      <style:text-properties officeooo:rsid="00715c75" officeooo:paragraph-rsid="00715c75"/>
    </style:style>
    <style:style style:name="P98" style:family="paragraph" style:parent-style-name="Text_20_body" style:list-style-name="L16"/>
    <style:style style:name="P99" style:family="paragraph" style:parent-style-name="Table_20_Contents" style:list-style-name="L12"/>
    <style:style style:name="P100"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T55" style:family="text">
      <style:text-properties officeooo:rsid="006760f3"/>
    </style:style>
    <style:style style:name="T56" style:family="text">
      <style:text-properties officeooo:rsid="006a7be4"/>
    </style:style>
    <style:style style:name="T57" style:family="text">
      <style:text-properties officeooo:rsid="006d7b02"/>
    </style:style>
    <style:style style:name="T58" style:family="text">
      <style:text-properties officeooo:rsid="0070100a"/>
    </style:style>
    <style:style style:name="T59" style:family="text">
      <style:text-properties officeooo:rsid="0072abad"/>
    </style:style>
    <style:style style:name="T60" style:family="text">
      <style:text-properties officeooo:rsid="00747817"/>
    </style:style>
    <style:style style:name="T61" style:family="text">
      <style:text-properties officeooo:rsid="007613c3"/>
    </style:style>
    <style:style style:name="T62" style:family="text">
      <style:text-properties officeooo:rsid="007822b9"/>
    </style:style>
    <style:style style:name="T63" style:family="text">
      <style:text-properties officeooo:rsid="00796d51"/>
    </style:style>
    <style:style style:name="T64" style:family="text">
      <style:text-properties officeooo:rsid="007afbec"/>
    </style:style>
    <style:style style:name="T65" style:family="text">
      <style:text-properties officeooo:rsid="007cbc3f"/>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User's manual for</text:p>
      <text:p text:style-name="P27"><draw:frame draw:style-name="fr1" draw:name="Graphic1" text:anchor-type="as-char" svg:width="10.978cm" svg:height="2.064cm" draw:z-index="0"><draw:image xlink:href="../w2llogo.png" xlink:type="simple" xlink:show="embed" xlink:actuate="onLoad"/></draw:frame></text:p>
      <text:p text:style-name="P28">Converter library and LibreOffice extension supporting LaTeX, BibTeX and HTML5</text:p>
      <text:p text:style-name="P26">version 1.<text:span text:style-name="T33">9.3 alpha</text:span> test release</text:p>
      <text:p text:style-name="P25">©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3">1 <text:a xlink:type="simple" xlink:href="#__RefHeading__4539_1948605489" text:style-name="Internet_20_link" text:visited-style-name="Internet_20_link">Introduction</text:a><text:tab/>3</text:p>
          <text:p text:style-name="P74">1.1 <text:a xlink:type="simple" xlink:href="#__RefHeading__4541_1948605489" text:style-name="Internet_20_link" text:visited-style-name="Internet_20_link">What is Writer2LaTeX?</text:a><text:tab/>3</text:p>
          <text:p text:style-name="P74">1.2 <text:a xlink:type="simple" xlink:href="#__RefHeading__4543_1948605489" text:style-name="Internet_20_link" text:visited-style-name="Internet_20_link">More about LaTeX and BibTeX support</text:a><text:tab/>3</text:p>
          <text:p text:style-name="P74">1.3 <text:a xlink:type="simple" xlink:href="#__RefHeading__4545_1948605489" text:style-name="Internet_20_link" text:visited-style-name="Internet_20_link">More about HTML5 support</text:a><text:tab/>4</text:p>
          <text:p text:style-name="P73">2 <text:a xlink:type="simple" xlink:href="#__RefHeading__4547_1948605489" text:style-name="Internet_20_link" text:visited-style-name="Internet_20_link">Using the extensions</text:a><text:tab/>5</text:p>
          <text:p text:style-name="P74">2.1 <text:a xlink:type="simple" xlink:href="#__RefHeading__4549_1948605489" text:style-name="Internet_20_link" text:visited-style-name="Internet_20_link">Installing of the extensions</text:a><text:tab/>5</text:p>
          <text:p text:style-name="P74">2.2 <text:a xlink:type="simple" xlink:href="#__RefHeading__4551_1948605489" text:style-name="Internet_20_link" text:visited-style-name="Internet_20_link">Using the extensions</text:a><text:tab/>5</text:p>
          <text:p text:style-name="P74">2.3 <text:a xlink:type="simple" xlink:href="#__RefHeading__4787_2050738568" text:style-name="Internet_20_link" text:visited-style-name="Internet_20_link">Exporting from the command line</text:a><text:tab/>5</text:p>
          <text:p text:style-name="P74">2.4 <text:a xlink:type="simple" xlink:href="#__RefHeading__4559_1948605489" text:style-name="Internet_20_link" text:visited-style-name="Internet_20_link">Custom configuration</text:a><text:tab/>6</text:p>
          <text:p text:style-name="P74">2.5 <text:a xlink:type="simple" xlink:href="#__RefHeading__4561_1948605489" text:style-name="Internet_20_link" text:visited-style-name="Internet_20_link">Configuration packages</text:a><text:tab/>6</text:p>
          <text:p text:style-name="P73">3 <text:a xlink:type="simple" xlink:href="#__RefHeading__4563_1948605489" text:style-name="Internet_20_link" text:visited-style-name="Internet_20_link">Using the command line utility</text:a><text:tab/>11</text:p>
          <text:p text:style-name="P74">3.1 <text:a xlink:type="simple" xlink:href="#__RefHeading__4565_1948605489" text:style-name="Internet_20_link" text:visited-style-name="Internet_20_link">How to install Writer2LaTeX for command line usage</text:a><text:tab/>11</text:p>
          <text:p text:style-name="P74">3.2 <text:a xlink:type="simple" xlink:href="#__RefHeading__4567_1948605489" text:style-name="Internet_20_link" text:visited-style-name="Internet_20_link">Using the command line utility</text:a><text:tab/>12</text:p>
          <text:p text:style-name="P73">4 <text:a xlink:type="simple" xlink:href="#__RefHeading__4569_1948605489" text:style-name="Internet_20_link" text:visited-style-name="Internet_20_link">Configuration</text:a><text:tab/>14</text:p>
          <text:p text:style-name="P74">4.1 <text:a xlink:type="simple" xlink:href="#__RefHeading__4571_1948605489" text:style-name="Internet_20_link" text:visited-style-name="Internet_20_link">LaTeX configuration</text:a><text:tab/>14</text:p>
          <text:p text:style-name="P74">4.2 <text:a xlink:type="simple" xlink:href="#__RefHeading__4573_1948605489" text:style-name="Internet_20_link" text:visited-style-name="Internet_20_link">HTML5 configuration</text:a><text:tab/>27</text:p>
          <text:p text:style-name="P74">4.3 <text:a xlink:type="simple" xlink:href="#__RefHeading__4575_1948605489" text:style-name="Internet_20_link" text:visited-style-name="Internet_20_link">Using LibreOffice to create HTML5 documents</text:a><text:tab/>37</text:p>
          <text:p text:style-name="P73">5 <text:a xlink:type="simple" xlink:href="#__RefHeading__4585_1948605489" text:style-name="Internet_20_link" text:visited-style-name="Internet_20_link">Using Writer2LaTeX from another application</text:a><text:tab/>40</text:p>
          <text:p text:style-name="P74">5.1 <text:a xlink:type="simple" xlink:href="#__RefHeading__4587_1948605489" text:style-name="Internet_20_link" text:visited-style-name="Internet_20_link">Using Writer2LaTeX from a Java application</text:a><text:tab/>40</text:p>
          <text:p text:style-name="P74">5.2 <text:a xlink:type="simple" xlink:href="#__RefHeading__4589_1948605489" text:style-name="Internet_20_link" text:visited-style-name="Internet_20_link">Using Writer2LaTeX from a Basic macro</text:a><text:tab/>41</text:p>
          <text:p text:style-name="P74">5.3 <text:a xlink:type="simple" xlink:href="#__RefHeading__4593_1948605489" text:style-name="Internet_20_link" text:visited-style-name="Internet_20_link">Converting from StarMath with a Basic macro</text:a><text:tab/>42</text:p>
          <text:p text:style-name="P73">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5980746069781358543" text:style-name="L1">
        <text:list-item>
          <text:p text:style-name="P81"><text:span text:style-name="T41">You can convert </text:span>OpenDocument text documents to LaTeX 2e.</text:p>
        </text:list-item>
        <text:list-item>
          <text:p text:style-name="P81"><text:span text:style-name="T41">You can extract</text:span> bibliographic data from an OpenDocument text document and convert it to BibTeX format.</text:p>
        </text:list-item>
        <text:list-item>
          <text:p text:style-name="P81"><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31">It <text:span text:style-name="T35">will probably</text:span> work with Apache OpenOffice <text:span text:style-name="T35">as well.</text:span></text:p></text:note-body></text:note>. You can use Writer2LaTeX</text:p>
      <text:list xml:id="list3617061332494558132" text:style-name="L2">
        <text:list-item>
          <text:p text:style-name="P82">...as an <text:span text:style-name="T2">ex</text:span><text:span text:style-name="T3">tension</text:span> for <text:span text:style-name="T13">LibreOffice providing support for LaTeX, BibTeX and HTML5</text:span></text:p>
        </text:list-item>
        <text:list-item>
          <text:p text:style-name="P82">...as a <text:span text:style-name="T2">command line utility</text:span>, independent of <text:span text:style-name="T13">LibreOffice</text:span>.</text:p>
        </text:list-item>
        <text:list-item>
          <text:p text:style-name="P82">...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4860332337137314251" text:style-name="L3">
        <text:list-item>
          <text:p text:style-name="P83">You can use LaTeX as a typesetting engine for your LO documents: Writer2LaTeX can be configured to create a LaTeX document with as much formatting as possible preserved. Note that the resulting LaTeX source will be readable, but not very clean.</text:p>
          <text:p text:style-name="P83">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83"><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83">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6581163098245682127" text:style-name="L4">
        <text:list-item>
          <text:p text:style-name="P84">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84">Customization means that you can control important aspects about the conversion. In particular you can control the style of the document:</text:p>
          <text:list>
            <text:list-item>
              <text:p text:style-name="P84">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84">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3840047394150040846" text:style-name="L5">
        <text:list-item>
          <text:p text:style-name="P85"><text:span text:style-name="T6">writer2latex.oxt</text:span> installs <text:span text:style-name="T22">support for</text:span> LaTeX and BibTeX export in Writer</text:p>
        </text:list-item>
        <text:list-item>
          <text:p text:style-name="P85"><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76"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36">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37">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70">Format</text:p>
          </table:table-cell>
          <table:table-cell table:style-name="Tabel2.B1" office:value-type="string">
            <text:p text:style-name="P70">FilterName</text:p>
          </table:table-cell>
        </table:table-row>
        <table:table-row>
          <table:table-cell table:style-name="Tabel2.A2" office:value-type="string">
            <text:p text:style-name="P47">LaTeX</text:p>
          </table:table-cell>
          <table:table-cell table:style-name="Tabel2.B2" office:value-type="string">
            <text:p text:style-name="P47"><text:span text:style-name="Source_20_Text">org.openoffice.da.writer2latex</text:span></text:p>
          </table:table-cell>
        </table:table-row>
        <table:table-row>
          <table:table-cell table:style-name="Tabel2.A2" office:value-type="string">
            <text:p text:style-name="P47">BibTeX</text:p>
          </table:table-cell>
          <table:table-cell table:style-name="Tabel2.B2" office:value-type="string">
            <text:p text:style-name="P47"><text:span text:style-name="Source_20_Text">org.openoffice.da.writer2bibtex</text:span></text:p>
          </table:table-cell>
        </table:table-row>
        <table:table-row>
          <table:table-cell table:style-name="Tabel2.A2" office:value-type="string">
            <text:p text:style-name="P47">HTML5</text:p>
          </table:table-cell>
          <table:table-cell table:style-name="Tabel2.B2" office:value-type="string">
            <text:p text:style-name="P47"><text:span text:style-name="Source_20_Text">org.openoffice.da.writer2xhtml5</text:span></text:p>
          </table:table-cell>
        </table:table-row>
      </table:table>
      <text:h text:style-name="P77"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8810352158157808233" text:style-name="L6">
        <text:list-item>
          <text:p text:style-name="P86">On unix-like systems this folder will usually be something like</text:p>
          <text:p text:style-name="P87"><text:span text:style-name="Source_20_Text">home directory/.</text:span><text:span text:style-name="Source_20_Text"><text:span text:style-name="T14">config/libreoffce/4</text:span></text:span><text:span text:style-name="Source_20_Text">/user</text:span></text:p>
        </text:list-item>
        <text:list-item>
          <text:p text:style-name="P86">On Windows it will usually be something like</text:p>
          <text:p text:style-name="P86"><text:span text:style-name="Source_20_Text">C:\Documents and Settings\username\OpenOffice.org2\user</text:span></text:p>
          <text:p text:style-name="P86">or</text:p>
          <text:p text:style-name="P86"><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86">(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86185118697282262" text:style-name="L7">
        <text:list-item>
          <text:p text:style-name="P88">A configuration file for Writer2LaTeX, see section <text:reference-ref text:reference-format="chapter" text:ref-name="latex-config">4</text:reference-ref>.</text:p>
        </text:list-item>
        <text:list-item>
          <text:p text:style-name="P88">An HTML<text:span text:style-name="T37">5</text:span> template.</text:p>
        </text:list-item>
        <text:list-item>
          <text:p text:style-name="P88">An LO template.</text:p>
        </text:list-item>
        <text:list-item>
          <text:p text:style-name="P88">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272808881603584766" text:style-name="L8">
        <text:list-item>
          <text:p text:style-name="P89">If you export to HTML<text:span text:style-name="T37">5</text:span>, the dialog will show an additional entry <text:span text:style-name="T6">Sample custom style</text:span> in the Style list.</text:p>
        </text:list-item>
        <text:list-item>
          <text:p text:style-name="P89">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71">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71">HTML5 export</text:p>
      <text:p text:style-name="P72"><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8128149768613447028" text:style-name="L9">
        <text:list-item>
          <text:p text:style-name="P90">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90">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3107057512484331931" text:style-name="L10">
        <text:list-item>
          <text:p text:style-name="P91">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91">Add this directory to your PATH environment variable (optional but recommended).</text:p>
        </text:list-item>
        <text:list-item>
          <text:p text:style-name="P91">Add execute permissions to <text:span text:style-name="Source_20_Text">w2l</text:span> as follows:</text:p>
          <text:p text:style-name="P10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9">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P68"><text:span text:style-name="Source_20_Text">-</text:span><text:span text:style-name="Source_20_Text"><text:span text:style-name="T64">formatted</text:span></text:span></text:p>
                </table:table-cell>
                <table:table-cell table:style-name="Tabel3.B2.2.1" office:value-type="string">
                  <text:p text:style-name="P69">Load the LaTeX format <text:span text:style-name="T2">formattted</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text:soft-page-break/>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4</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text:span text:style-name="T64">five</text:span> standard configuration files:</text:p>
      <text:list xml:id="list1706937591919228251" text:style-name="L11">
        <text:list-item>
          <text:p text:style-name="P92"><text:span text:style-name="Source_20_Text">ultraclean.xml</text:span> to produce a <text:span text:style-name="T1">clean</text:span> LaTeX file, ie. almost all the formatting is ignored.</text:p>
        </text:list-item>
        <text:list-item>
          <text:p text:style-name="P92"><text:span text:style-name="Source_20_Text">clean.xml</text:span> is a less radical version; preserves hyperlinks, color and some character formatting.</text:p>
        </text:list-item>
        <text:list-item>
          <text:p text:style-name="P93"><text:span text:style-name="Source_20_Text">formatted.xml</text:span> to produce a LaTeX file which preserves the formatting supported by <text:soft-page-break/>standard LaTeX packages, like e.g. headings, background colors in tables. This will produce good results for a well structured document.</text:p>
        </text:list-item>
        <text:list-item>
          <text:p text:style-name="P93"><text:span text:style-name="Source_20_Text">pdfprint.xml</text:span> to produce a LaTeX file which is preserves (almost) as much formatting as possible. This will produce a slightly unusual looking LaTeX file, but the appearance will be quite close to the original.</text:p>
        </text:list-item>
        <text:list-item>
          <text:p text:style-name="P92"><text:span text:style-name="Source_20_Text">pdfscreen.xml</text:span> to produce a LaTeX file which is optimized for screen viewing using the package <text:span text:style-name="Source_20_Text">pdfscreen.sty</text:span>.</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ext:soft-page-break/>
        <table:table-row>
          <table:table-cell table:style-name="Tabel12.A2" office:value-type="string">
            <text:p text:style-name="P54"><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45"><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55"><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51"><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P65"><text:span text:style-name="Source_20_Text">use_tikz</text:span></text:p>
          </table:table-cell>
          <table:table-cell table:style-name="Tabel16.B1" office:value-type="string">
            <text:p text:style-name="P24">Setting this option to <text:span text:style-name="Source_20_Text">true</text:span> (default) exports drawings using the drawing package <text:span text:style-name="Source_20_Text">tikz.sty</text:span>. <text:span text:style-name="T65">This only affects drawing shapes inserted directly in Writer, not embedded Draw documents. If the option is set to </text:span><text:span text:style-name="Source_20_Text"><text:span text:style-name="T62">false</text:span></text:span><text:span text:style-name="T62">, drawing shapes are not exported.</text:span></text:p>
          </table:table-cell>
        </table:table-row>
        <table:table-row>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ext:soft-page-break/>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text:span text:style-name="T63">Set this </text:span>option <text:span text:style-name="T63">to </text:span><text:span text:style-name="Source_20_Text"><text:span text:style-name="T63">true</text:span></text:span><text:span text:style-name="T63"> (default) </text:span>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960492470147169377" text:style-name="L12">
              <text:list-item>
                <text:p text:style-name="P99"><text:span text:style-name="Source_20_Text">ignore_all</text:span> will instruct Writer2LaTeX to ignore <text:span text:style-name="T2">all</text:span> character, paragraph, heading, list and footnote formatting contained in the document.</text:p>
              </text:list-item>
              <text:list-item>
                <text:p text:style-name="P99"><text:span text:style-name="Source_20_Text">ignore_most</text:span> will preserve basic character formatting.</text:p>
              </text:list-item>
              <text:list-item>
                <text:p text:style-name="P99"><text:span text:style-name="Source_20_Text">convert_basic</text:span> (default) will preserve basic character formatting, paragraph justification and all numberings (lists, headings, footnotes).</text:p>
              </text:list-item>
              <text:list-item>
                <text:p text:style-name="P9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99"><text:span text:style-name="Source_20_Text">convert_all</text:span> will preserve <text:span text:style-name="T2">all</text:span> supported formatting.</text:p>
              </text:list-item>
            </text:list>
          </table:table-cell>
        </table:table-row>
        <table:table-row>
          <table:table-cell table:style-name="Tabel18.A2" office:value-type="string">
            <text:p text:style-name="P57"><text:span text:style-name="Source_20_Text">use_titlesec</text:span></text:p>
          </table:table-cell>
          <table:table-cell table:style-name="Tabel18.B2" office:value-type="string">
            <text:p text:style-name="P57">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able:table-row>
          <table:table-cell table:style-name="Tabel18.A2" office:value-type="string">
            <text:p text:style-name="P57"><text:span text:style-name="Source_20_Text">outline_numbering</text:span></text:p>
          </table:table-cell>
          <table:table-cell table:style-name="Tabel18.B2" office:value-type="string">
            <text:p text:style-name="P57">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56"><text:span text:style-name="Source_20_Text">use_longfbox</text:span></text:p>
          </table:table-cell>
          <table:table-cell table:style-name="Tabel18.B2" office:value-type="string">
            <text:p text:style-name="P56">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56">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ext:soft-page-break/>
        <table:table-row>
          <table:table-cell table:style-name="Tabel18.A2" office:value-type="string">
            <text:p text:style-name="P61"><text:span text:style-name="Source_20_Text"><text:span text:style-name="T55">use_multicol</text:span></text:span></text:p>
          </table:table-cell>
          <table:table-cell table:style-name="Tabel18.B2" office:value-type="string">
            <text:p text:style-name="P62">Setting this option to <text:span text:style-name="Source_20_Text">true</text:span> <text:span text:style-name="T54">(default) </text:span>specifies that the package <text:span text:style-name="Source_20_Text">multicol.sty</text:span> should be used to export columns in sections. <text:span text:style-name="T54">If the option is set to </text:span><text:span text:style-name="Source_20_Text">false</text:span>, columns will not be exported.</text:p>
          </table:table-cell>
        </table:table-row>
        <table:table-row>
          <table:table-cell table:style-name="Tabel18.A2" office:value-type="string">
            <text:p text:style-name="P61"><text:span text:style-name="Source_20_Text"><text:span text:style-name="T55">multicols_format</text:span></text:span></text:p>
          </table:table-cell>
          <table:table-cell table:style-name="Tabel18.B2" office:value-type="string">
            <text:p text:style-name="P62">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4"> </text:span>specifies that formatting (column distance, separator and balancing) should be exported. <text:span text:style-name="T54">If the option is set to </text:span><text:span text:style-name="Source_20_Text">false</text:span> (default), only the number of columns will not be exported, using the default format of <text:span text:style-name="Source_20_Text">multicol.sty</text:span>.</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table-cell table:style-name="Tabel18.A2" office:value-type="string">
            <text:p text:style-name="P63"><text:span text:style-name="Source_20_Text"><text:span text:style-name="T56">page_color</text:span></text:span></text:p>
          </table:table-cell>
          <table:table-cell table:style-name="Tabel18.B2" office:value-type="string">
            <text:p text:style-name="P64">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able:table-row>
          <table:table-cell table:style-name="Tabel18.A2" office:value-type="string">
            <text:p text:style-name="P63"><text:span text:style-name="Source_20_Text"><text:span text:style-name="T56">page_numbering</text:span></text:span></text:p>
          </table:table-cell>
          <table:table-cell table:style-name="Tabel18.B2" office:value-type="string">
            <text:p text:style-name="P64">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table-cell table:style-name="Tabel18.A2" office:value-type="string">
            <text:p text:style-name="P60"><text:span text:style-name="Source_20_Text">footnote_rule</text:span></text:p>
          </table:table-cell>
          <table:table-cell table:style-name="Tabel18.B2" office:value-type="string">
            <text:p text:style-name="P60">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33">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P58"><text:span text:style-name="Source_20_Text">use_</text:span><text:span text:style-name="Source_20_Text"><text:span text:style-name="T51">microtype</text:span></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59"><text:span text:style-name="Source_20_Text">use_letterspace</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table-cell table:style-name="Tabel18.A2" office:value-type="string">
            <text:p text:style-name="P66"><text:span text:style-name="Source_20_Text"><text:span text:style-name="T58">notesname</text:span></text:span></text:p>
          </table:table-cell>
          <table:table-cell table:style-name="Tabel18.B2" office:value-type="string">
            <text:p text:style-name="P67">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table-cell table:style-name="Tabel18.A2" office:value-type="string">
            <text:p text:style-name="P66"><text:span text:style-name="Source_20_Text"><text:span text:style-name="T58">notes_numbering</text:span></text:span></text:p>
          </table:table-cell>
          <table:table-cell table:style-name="Tabel18.B2" office:value-type="string">
            <text:p text:style-name="P66">This option can have the values <text:span text:style-name="Source_20_Text">true</text:span> or <text:span text:style-name="Source_20_Text">false</text:span> (default). This enables <text:span text:style-name="T58">export of the numbering format for footnotes and endnotes (e.g. arabic numberals, roman numerals)</text:span>. If set to <text:span text:style-name="Source_20_Text">false</text:span>, <text:span text:style-name="T58">the default numbering format will be used. Note that the default in LaTeX is identical for footnotes and endnotes, which may cause confusion in a document with both types of notes.</text:span></text:p>
          </table:table-cell>
        </table:table-row>
        <text:soft-page-break/>
        <table:table-row>
          <table:table-cell table:style-name="Tabel18.A2" office:value-type="string">
            <text:p text:style-name="P66"><text:span text:style-name="Source_20_Text"><text:span text:style-name="T58">use_perpage</text:span></text:span></text:p>
          </table:table-cell>
          <table:table-cell table:style-name="Tabel18.B2" office:value-type="string">
            <text:p text:style-name="P66">This option can have the values <text:span text:style-name="Source_20_Text">true</text:span> or <text:span text:style-name="Source_20_Text">false</text:span> (default). This enables use of the package <text:span text:style-name="Source_20_Text"><text:span text:style-name="T58">perpage</text:span></text:span><text:span text:style-name="Source_20_Text">.sty</text:span>, <text:span text:style-name="T58">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79" text:outline-level="3">Compatibility options</text:h>
      <table:table table:name="Tabel24" table:style-name="Tabel24">
        <table:table-column table:style-name="Tabel24.A"/>
        <table:table-column table:style-name="Tabel24.B"/>
        <table:table-row>
          <table:table-cell table:style-name="Tabel24.A1" office:value-type="string">
            <text:p text:style-name="P48"><text:span text:style-name="Source_20_Text"><text:span text:style-name="T29">old_math_colors</text:span></text:span></text:p>
          </table:table-cell>
          <table:table-cell table:style-name="Tabel24.B1" office:value-type="string">
            <text:p text:style-name="P49">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79" text:outline-level="3"><text:soft-page-break/>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7">s</text:span> <text:span text:style-name="Source_20_Text">article.xml</text:span> <text:span text:style-name="T57">and </text:span><text:span text:style-name="Source_20_Text"><text:span text:style-name="T57">beamer.xml</text:span></text:span><text:span text:style-name="T57">.</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7">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7">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text:soft-page-break/>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8">A <text:span text:style-name="Source_20_Text">paragraph-block</text:span> map has some further attributes. The <text:span text:style-name="Source_20_Text">negative</text:span> attributes reverts the 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6">frame title</text:span>.</text:p>
      <text:p text:style-name="P38"><text:s text:c="2"/>&lt;style-map name="frame title" class="paragraph"<text:line-break/> <text:s text:c="3"/>before="\frametitle{" after="}" line-break="false" /&gt;</text:p>
      <text:p text:style-name="P38"><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text:soft-page-break/>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oft-page-break/><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ext:soft-page-break/>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ext:soft-page-break/>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ext:soft-page-break/>
        <table:table-row>
          <table:table-cell table:style-name="Tabel5.A2" office:value-type="string">
            <text:p text:style-name="Text_20_body"><text:span text:style-name="Source_20_Text">max_width</text:span></text:p>
          </table:table-cell>
          <table:table-cell table:style-name="Tabel5.B2" office:value-type="string">
            <text:p text:style-name="P50">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32">This option replaces the option convert_to_px (the old option is still supported).</text:p></text:note-body></text:note></text:span></text:p>
          </table:table-cell>
          <table:table-cell table:style-name="Tabel6.B1" office:value-type="string">
            <text:p text:style-name="P53">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53">Unit conversion assumes 1 in=96 px and 1 em=16 px.</text:p>
            <text:p text:style-name="P52"><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30">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46">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149274841067487666" text:style-name="L13">
        <text:list-item>
          <text:p text:style-name="P94"><text:span text:style-name="Source_20_Text">name</text:span> specifies the name of the Writer style.</text:p>
        </text:list-item>
        <text:list-item>
          <text:p text:style-name="P94"><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94"><text:span text:style-name="Source_20_Text">element</text:span> specifies the HTML<text:span text:style-name="T37">5</text:span> element to use when converting this style. This is not used for frame and list styles.</text:p>
        </text:list-item>
        <text:list-item>
          <text:p text:style-name="P94"><text:span text:style-name="Source_20_Text">css</text:span> specifies the CSS style class to use when converting this style. If it is not specified or the value is <text:span text:style-name="Source_20_Text">“(none)”</text:span>, no CSS class will be used.</text:p>
        </text:list-item>
        <text:list-item>
          <text:p text:style-name="P94"><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94"><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95"><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2635577723964197906" text:style-name="L14">
        <text:list-item>
          <text:p text:style-name="P96">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96"><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96"><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35">&lt;html&gt;</text:p>
      <text:p text:style-name="P35"><text:s text:c="2"/>&lt;head&gt;</text:p>
      <text:p text:style-name="P35"><text:s text:c="4"/>&lt;title/&gt;</text:p>
      <text:p text:style-name="P35"><text:s text:c="2"/>&lt;/head&gt;</text:p>
      <text:p text:style-name="P35"><text:s text:c="2"/>&lt;body&gt;</text:p>
      <text:p text:style-name="P35"><text:s text:c="4"/><text:span text:style-name="T17">&lt;header&gt;</text:span>&lt;<text:span text:style-name="T17">nav</text:span> id='header' /&gt;<text:span text:style-name="T17">&lt;/header&gt;</text:span></text:p>
      <text:p text:style-name="P35"><text:s text:c="4"/><text:span text:style-name="T17">&lt;aside&gt;</text:span>&lt;<text:span text:style-name="T17">nav</text:span> id='<text:span text:style-name="T17">panel</text:span>' /&gt;<text:span text:style-name="T17">&lt;/aside&gt;</text:span></text:p>
      <text:p text:style-name="P35"><text:s text:c="4"/>&lt;div id='content' /&gt;</text:p>
      <text:p text:style-name="P35"><text:s text:c="4"/><text:span text:style-name="T17">&lt;footer&gt;</text:span>&lt;<text:span text:style-name="T17">nav</text:span> id='<text:span text:style-name="T17">footer</text:span>' /&gt;<text:span text:style-name="T17">&lt;/footer&gt;</text:span></text:p>
      <text:p text:style-name="P35"><text:s text:c="2"/>&lt;/body&gt;</text:p>
      <text:p text:style-name="P3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P78" text:outline-level="2">Parameters</text:h>
      <text:p text:style-name="P22">Some elements of a configuration file can be <text:span text:style-name="T2">parametrized</text:span> in a configuration file.</text:p>
      <text:h text:style-name="P80" text:outline-level="3">Example for LaTeX</text:h>
      <text:p text:style-name="P22">This is a simple example for LaTeX.</text:p>
      <text:p text:style-name="P41">&lt;?xml version="1.0" encoding="UTF-8" ?&gt;</text:p>
      <text:p text:style-name="P39">&lt;config&gt;</text:p>
      <text:p text:style-name="P39"><text:soft-page-break/><text:s text:c="2"/>&lt;parameter name="papersize" values="letterpaper,a4paper,a5paper"&gt;</text:p>
      <text:p text:style-name="P39"><text:s text:c="2"/><text:tab/>&lt;value-map value="letterpaper"/&gt;</text:p>
      <text:p text:style-name="P39"><text:s text:c="2"/>&lt;/parameter&gt;</text:p>
      <text:p text:style-name="P39"><text:s text:c="2"/>&lt;parameter name="orientation" values="portrait,landscape"&gt;</text:p>
      <text:p text:style-name="P39"><text:s text:c="4"/>&lt;value-map value="portrait"/&gt;</text:p>
      <text:p text:style-name="P39"><text:s text:c="2"/>&lt;/parameter&gt;</text:p>
      <text:p text:style-name="P39"><text:s text:c="2"/>&lt;option name="global_options" value="{%papersize,orientation%}" /&gt;</text:p>
      <text:p text:style-name="P39">&lt;/config&gt;</text:p>
      <text:p text:style-name="P21">The element <text:span text:style-name="Source_20_Text">parameter</text:span> defines an option <text:span text:style-name="T60">(the </text:span><text:span text:style-name="Source_20_Text"><text:span text:style-name="T60">name</text:span></text:span><text:span text:style-name="T60"> attribute) </text:span>and the possible value<text:span text:style-name="T59">s (the </text:span><text:span text:style-name="Source_20_Text"><text:span text:style-name="T59">values</text:span></text:span><text:span text:style-name="T59"> attribute, which is a comma separated list)</text:span>. <text:span text:style-name="T59">The first value is the default value. </text:span>The optional child element <text:span text:style-name="Source_20_Text">value-map</text:span> maps <text:span text:style-name="T60">a</text:span> value on some other string (the content of the <text:span text:style-name="Source_20_Text">value-map</text:span> element) in case the value is not to be used directly. <text:span text:style-name="T59">In the example, we define possible values for two global options. The values </text:span><text:span text:style-name="Source_20_Text"><text:span text:style-name="T59">10pt</text:span></text:span><text:span text:style-name="T59"> and </text:span><text:span text:style-name="Source_20_Text"><text:span text:style-name="T59">portrait</text:span></text:span><text:span text:style-name="T59"> are mapped to the empty string (because they are defaults, and hence not needed).</text:span></text:p>
      <text:h text:style-name="P80" text:outline-level="3">Parameters on the command line</text:h>
      <text:p text:style-name="P19">Parameter values can e.g. be given on the command line</text:p>
      <text:p text:style-name="P42">w2l -config myconfig.xml -papersize=a4paper file.odt</text:p>
      <text:p text:style-name="P19">This will produce</text:p>
      <text:p text:style-name="P42">\documentclass[a4paper]{article}</text:p>
      <text:p text:style-name="P19">since orientation will get the default value portrait, which maps to the empty string.</text:p>
      <text:h text:style-name="Heading_20_3" text:outline-level="3">Another example for LaTeX</text:h>
      <text:p text:style-name="P23">This is an example for LaTeX beamer, providing a selection between presentation layout and 4 on 1 handout layout.</text:p>
      <text:p text:style-name="P44">&lt;?xml version="1.0" encoding="UTF-8" ?&gt;</text:p>
      <text:p text:style-name="P40">&lt;config&gt;</text:p>
      <text:p text:style-name="P43"><text:s text:c="2"/>&lt;parameter name="layout" values="presentation,4on1"&gt;</text:p>
      <text:p text:style-name="P43"><text:s text:c="4"/>&lt;value-map value="presentation"/&gt;</text:p>
      <text:p text:style-name="P43"><text:s text:c="4"/>&lt;value-map value="4on1"&gt;</text:p>
      <text:p text:style-name="P43">\usepackage{pgfpages}</text:p>
      <text:p text:style-name="P43">\pgfpagesuselayout{4 on 1}[a4paper,landscape,border shrink=1cm]</text:p>
      <text:p text:style-name="P43"><text:s text:c="4"/>&lt;/value-map&gt;</text:p>
      <text:p text:style-name="P43"><text:s text:c="2"/>&lt;/parameter&gt;</text:p>
      <text:p text:style-name="P43"><text:s text:c="2"/>&lt;option name="documentclass" value="beamer" /&gt;</text:p>
      <text:p text:style-name="P43"><text:s text:c="2"/>&lt;custom-preamble&gt;{%layout%}&lt;/custom-preamble&gt;</text:p>
      <text:p text:style-name="P43">&lt;/config&gt;</text:p>
      <text:h text:style-name="Heading_20_3" text:outline-level="3"><text:soft-page-break/>Example for HTML5</text:h>
      <text:p text:style-name="P20">A similar example for HTML can be</text:p>
      <text:p text:style-name="P44">&lt;?xml version="1.0" encoding="UTF-8" ?&gt;</text:p>
      <text:p text:style-name="P40">&lt;config&gt;</text:p>
      <text:p text:style-name="P43"><text:s text:c="2"/>&lt;parameter name="style" values="simple,fancy" /&gt;</text:p>
      <text:p text:style-name="P43"><text:s text:c="2"/>&lt;option name="custom_stylesheet"<text:line-break/> value="http://example.org/styles/{%style%}.css" /&gt;</text:p>
      <text:p text:style-name="P43">&lt;/config&gt;</text:p>
      <text:p text:style-name="P23">This configuration provides a selection of two different stylesheets <text:span text:style-name="Source_20_Text">simple.css</text:span> and <text:span text:style-name="Source_20_Text">fancy.css</text:span>.</text:p>
      <text:h text:style-name="P80" text:outline-level="3">Configuration options available for parameters</text:h>
      <text:list xml:id="list8939688910209945202" text:style-name="L15">
        <text:list-item>
          <text:p text:style-name="P97">In LaTeX configuration files, <text:span text:style-name="Source_20_Text">global_options</text:span> and <text:span text:style-name="Source_20_Text">custom_preamble</text:span> can have parameters</text:p>
        </text:list-item>
        <text:list-item>
          <text:p text:style-name="P97">In HTML5 configuration files, <text:span text:style-name="Source_20_Text">custom_stylesheet</text:span> can have parameters.</text:p>
        </text:list-item>
      </text:list>
      <text:p text:style-name="P20">Parameters are inserted between <text:span text:style-name="Source_20_Text">{%</text:span> and <text:span text:style-name="Source_20_Text">%}</text:span>, and either a single parameter or a <text:span text:style-name="T61">comma separated </text:span>list of parameters can be given.</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ext:soft-page-break/>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4104118124633839308" text:style-name="L16">
        <text:list-item>
          <text:p text:style-name="P98">The method <text:span text:style-name="Source_20_Text">convertFormula</text:span> converts a StarMath string to a LaTeX string</text:p>
        </text:list-item>
        <text:list-item>
          <text:p text:style-name="P98">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Troubleshooting</text:chapter><text:tab/><text:tab/>Page <text:page-number text:select-page="current">47</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9-09T13:10:49.349560829</dc:date>
    <meta:print-date>2004-06-29T10:09:33</meta:print-date>
    <dc:language>en-US</dc:language>
    <meta:editing-cycles>427</meta:editing-cycles>
    <meta:editing-duration>P1DT21H36M4S</meta:editing-duration>
    <meta:document-statistic meta:table-count="22" meta:image-count="1" meta:object-count="0" meta:page-count="47" meta:paragraph-count="985" meta:word-count="11525" meta:character-count="76803" meta:non-whitespace-character-count="65482"/>
    <meta:user-defined meta:name="Info 1"/>
    <meta:user-defined meta:name="Info 2"/>
    <meta:user-defined meta:name="Info 3"/>
    <meta:user-defined meta:name="Info 4"/>
  </office:meta>
</office:document-meta>
</file>